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ICCBasedColorSpace.isDeviceColor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CCBasedColorSpace.setupsRGBColorSpace( PDFDocument pdf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ICCBasedColorSpace.toPDF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ICCBasedColorSpace.PDFICCBasedColorSpace( String explicitName , PDFICCStream icc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ICCBasedColorSpace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ICCBasedColorSpace.getNumCompon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CCBasedColorSpace.PDFICCBasedColorSpace( PDFICCStream icc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CCBasedColorSpace.setupsRGBAsDefaultRGBColorSpace( PDFDocument pdf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ICCBasedColorSpace.isRGBColor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CCBasedColorSpace.isCMYKColor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CCBasedColorSpace.isGrayColor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CCBasedColorSpace.getICC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CCBasedColorSpace.setupsRGBColorProfile( PDFDocument pdfDo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